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start"/>
      <style:text-properties fo:text-shadow="1pt 1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1.778cm" svg:x="0.619cm" svg:y="1.508cm">
          <text:p text:style-name="P1"><text:span text:style-name="T1">1. SIMULATION PARAMET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778cm" svg:x="10.144cm" svg:y="5.064cm">
          <text:p text:style-name="P1"><text:span text:style-name="T1">que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9.017cm" svg:height="2.286cm" svg:x="0.619cm" svg:y="4.556cm">
          <text:p text:style-name="P1"><text:span text:style-name="T1">2. COMPUTATIONAL</text:span></text:p>
          <text:p text:style-name="P1"><text:span text:style-name="T1">GRID GENE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39cm" svg:height="7.747cm" svg:x="13.827cm" svg:y="5.064cm">
          <text:list text:style-name="L1">
            <text:list-header>
              <text:p text:style-name="P4"><text:span text:style-name="T1">3. INPUT DATA :</text:span></text:p>
              <text:p text:style-name="P4"><text:span text:style-name="T1"/></text:p>
            </text:list-header>
            <text:list-item>
              <text:p text:style-name="P4"><text:span text:style-name="T1">BATHYMETRY</text:span></text:p>
              <text:p text:style-name="P4"><text:span text:style-name="T1">DATA</text:span></text:p>
            </text:list-item>
            <text:list-item>
              <text:p text:style-name="P4"><text:span text:style-name="T1">WIND DATA</text:span></text:p>
            </text:list-item>
            <text:list-item>
              <text:p text:style-name="P4"><text:span text:style-name="T1">CURRENT</text:span></text:p>
              <text:p text:style-name="P4"><text:span text:style-name="T1">DATA</text:span></text:p>
            </text:list-item>
            <text:list-item>
              <text:p text:style-name="P4"><text:span text:style-name="T1">BOUNDARY</text:span></text:p>
              <text:p text:style-name="P4"><text:span text:style-name="T1">CONDITIONS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36cm" svg:height="1.778cm" svg:x="10.017cm" svg:y="10.525cm">
          <text:p text:style-name="P1"><text:span text:style-name="T1">downloa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9.017cm" svg:height="6.858cm" svg:x="0.619cm" svg:y="8.112cm">
          <text:p text:style-name="P4"><text:span text:style-name="T1">DATA <text:s/>PROCESSING :</text:span></text:p>
          <text:p text:style-name="P4"><text:span text:style-name="T1"/></text:p>
          <text:list text:style-name="L1">
            <text:list-item>
              <text:p text:style-name="P4"><text:span text:style-name="T1">FORCING DATA</text:span></text:p>
              <text:p text:style-name="P4"><text:span text:style-name="T1">REFORMAT</text:span></text:p>
            </text:list-item>
            <text:list-item>
              <text:p text:style-name="P4"><text:span text:style-name="T1">BOUNDARY CONDITION</text:span></text:p>
              <text:p text:style-name="P4"><text:span text:style-name="T1">POST-PROCESSING</text:span></text:p>
            </text:list-item>
            <text:list-item>
              <text:p text:style-name="P4"><text:span text:style-name="T1">INITIAL CONDITION</text:span></text:p>
              <text:p text:style-name="P4"><text:span text:style-name="T1">DETERMIN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71cm" svg:height="1.524cm" svg:x="0.619cm" svg:y="16.24cm">
          <text:p text:style-name="P1"><text:span text:style-name="T1">4. MODEL SIMU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524cm" svg:x="0.492cm" svg:y="18.907cm">
          <text:p text:style-name="P1"><text:span text:style-name="T1">5. OUTPUT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524cm" svg:x="0.619cm" svg:y="21.828cm">
          <text:p text:style-name="P1"><text:span text:style-name="T1">6. OUTPUT VISUAL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22cm" svg:x="4.81cm" svg:y="3.58cm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62cm" svg:height="0.711cm" svg:x="4.81cm" svg:y="7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62cm" svg:height="0.711cm" svg:x="4.81cm" svg:y="15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62cm" svg:height="0.711cm" svg:x="4.81cm" svg:y="17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62cm" svg:height="0.711cm" svg:x="4.81cm" svg:y="20.7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2T17:23:18</meta:creation-date>
    <dc:date>2013-07-02T19:39:55</dc:date>
    <meta:editing-duration>PT11M5S</meta:editing-duration>
    <meta:editing-cycles>3</meta:editing-cycles>
    <meta:generator>LibreOffice/3.6$Linux_X86_64 LibreOffice_project/360m1$Build-2</meta:generator>
    <meta:document-statistic meta:object-count="14"/>
  </office:meta>
</office:document-meta>
</file>